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61394197990232" table:style-name="ce1">
            <text:p>0.961394197990232</text:p>
          </table:table-cell>
          <table:table-cell office:value-type="float" office:value="0.572064691581988" table:style-name="ce1">
            <text:p>0.57206469158198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439700080442268" table:style-name="ce1">
            <text:p>0.439700080442268</text:p>
          </table:table-cell>
          <table:table-cell office:value-type="float" office:value="9.46731452198433e-08" table:style-name="ce1">
            <text:p>9.46731452198433e-08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80375672961178" table:style-name="ce1">
            <text:p>0.980375672961178</text:p>
          </table:table-cell>
          <table:table-cell office:value-type="float" office:value="0.938859316490664" table:style-name="ce1">
            <text:p>0.93885931649066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3.2766033561627" table:style-name="ce1">
            <text:p>63.2766033561627</text:p>
          </table:table-cell>
          <table:table-cell office:value-type="float" office:value="3" table:style-name="ce1">
            <text:p>3</text:p>
          </table:table-cell>
          <table:table-cell office:value-type="float" office:value="1.1720050289413e-13" table:style-name="ce1">
            <text:p>1.1720050289413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3.66798516664847" table:style-name="ce1">
            <text:p>3.66798516664847</text:p>
          </table:table-cell>
          <table:table-cell office:value-type="float" office:value="0.000244469363061107" table:style-name="ce1">
            <text:p>0.000244469363061107</text:p>
          </table:table-cell>
          <table:table-cell office:value-type="float" office:value="0.00146681617836664" table:style-name="ce1">
            <text:p>0.00146681617836664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7.85412437170824" table:style-name="ce1">
            <text:p>7.85412437170824</text:p>
          </table:table-cell>
          <table:table-cell office:value-type="float" office:value="4.0257465860225e-15" table:style-name="ce1">
            <text:p>4.0257465860225e-15</text:p>
          </table:table-cell>
          <table:table-cell office:value-type="float" office:value="2.4154479516135e-14" table:style-name="ce1">
            <text:p>2.4154479516135e-14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4.18613920505978" table:style-name="ce1">
            <text:p>4.18613920505978</text:p>
          </table:table-cell>
          <table:table-cell office:value-type="float" office:value="2.83739372592374e-05" table:style-name="ce1">
            <text:p>2.83739372592374e-05</text:p>
          </table:table-cell>
          <table:table-cell office:value-type="float" office:value="0.000170243623555424" table:style-name="ce1">
            <text:p>0.00017024362355542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84064956936879" table:style-name="ce1">
            <text:p>4.84064956936879</text:p>
          </table:table-cell>
          <table:table-cell office:value-type="float" office:value="1.29415408881546e-06" table:style-name="ce1">
            <text:p>1.29415408881546e-06</text:p>
          </table:table-cell>
          <table:table-cell office:value-type="float" office:value="7.76492453289278e-06" table:style-name="ce1">
            <text:p>7.76492453289278e-06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.17266440272033" table:style-name="ce1">
            <text:p>1.17266440272033</text:p>
          </table:table-cell>
          <table:table-cell office:value-type="float" office:value="0.2409304118065" table:style-name="ce1">
            <text:p>0.2409304118065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3.01347480233945" table:style-name="ce1">
            <text:p>-3.01347480233945</text:p>
          </table:table-cell>
          <table:table-cell office:value-type="float" office:value="0.00258274488000953" table:style-name="ce1">
            <text:p>0.00258274488000953</text:p>
          </table:table-cell>
          <table:table-cell office:value-type="float" office:value="0.0154964692800572" table:style-name="ce1">
            <text:p>0.0154964692800572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5" table:style-name="ce1">
            <text:p>0.70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7" table:style-name="ce1">
            <text:p>0.07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3" table:style-name="ce1">
            <text:p>0.93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37016182762881" table:style-name="ce1">
            <text:p>0.937016182762881</text:p>
          </table:table-cell>
          <table:table-cell office:value-type="float" office:value="0.210462080836313" table:style-name="ce1">
            <text:p>0.210462080836313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691731316337859" table:style-name="ce1">
            <text:p>0.691731316337859</text:p>
          </table:table-cell>
          <table:table-cell office:value-type="float" office:value="3.09634216840849e-05" table:style-name="ce1">
            <text:p>3.09634216840849e-05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60650419525058" table:style-name="ce1">
            <text:p>0.960650419525058</text:p>
          </table:table-cell>
          <table:table-cell office:value-type="float" office:value="0.556924106149934" table:style-name="ce1">
            <text:p>0.556924106149934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72.7571502529709" table:style-name="ce1">
            <text:p>72.7571502529709</text:p>
          </table:table-cell>
          <table:table-cell office:value-type="float" office:value="3" table:style-name="ce1">
            <text:p>3</text:p>
          </table:table-cell>
          <table:table-cell office:value-type="float" office:value="1.09575662288463e-15" table:style-name="ce1">
            <text:p>1.09575662288463e-15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2.77465533020508" table:style-name="ce1">
            <text:p>2.77465533020508</text:p>
          </table:table-cell>
          <table:table-cell office:value-type="float" office:value="0.00552602382283603" table:style-name="ce1">
            <text:p>0.00552602382283603</text:p>
          </table:table-cell>
          <table:table-cell office:value-type="float" office:value="0.0331561429370162" table:style-name="ce1">
            <text:p>0.033156142937016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8.07854193192388" table:style-name="ce1">
            <text:p>8.07854193192388</text:p>
          </table:table-cell>
          <table:table-cell office:value-type="float" office:value="6.55457362577342e-16" table:style-name="ce1">
            <text:p>6.55457362577342e-16</text:p>
          </table:table-cell>
          <table:table-cell office:value-type="float" office:value="3.93274417546405e-15" table:style-name="ce1">
            <text:p>3.93274417546405e-15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5.3038866017188" table:style-name="ce1">
            <text:p>5.3038866017188</text:p>
          </table:table-cell>
          <table:table-cell office:value-type="float" office:value="1.13362749049136e-07" table:style-name="ce1">
            <text:p>1.13362749049136e-07</text:p>
          </table:table-cell>
          <table:table-cell office:value-type="float" office:value="6.80176494294818e-07" table:style-name="ce1">
            <text:p>6.80176494294818e-07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5.50840665062827" table:style-name="ce1">
            <text:p>5.50840665062827</text:p>
          </table:table-cell>
          <table:table-cell office:value-type="float" office:value="3.62096170380284e-08" table:style-name="ce1">
            <text:p>3.62096170380284e-08</text:p>
          </table:table-cell>
          <table:table-cell office:value-type="float" office:value="2.17257702228171e-07" table:style-name="ce1">
            <text:p>2.17257702228171e-0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73375132042319" table:style-name="ce1">
            <text:p>2.73375132042319</text:p>
          </table:table-cell>
          <table:table-cell office:value-type="float" office:value="0.00626173165503133" table:style-name="ce1">
            <text:p>0.00626173165503133</text:p>
          </table:table-cell>
          <table:table-cell office:value-type="float" office:value="0.037570389930188" table:style-name="ce1">
            <text:p>0.03757038993018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57013528129561" table:style-name="ce1">
            <text:p>-2.57013528129561</text:p>
          </table:table-cell>
          <table:table-cell office:value-type="float" office:value="0.0101658808031713" table:style-name="ce1">
            <text:p>0.0101658808031713</text:p>
          </table:table-cell>
          <table:table-cell office:value-type="float" office:value="0.0609952848190276" table:style-name="ce1">
            <text:p>0.0609952848190276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825" table:style-name="ce1">
            <text:p>0.9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375" table:style-name="ce1">
            <text:p>0.03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625" table:style-name="ce1">
            <text:p>0.962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